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A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fghanistan</text:p>
          </table:table-cell>
          <table:table-cell table:style-name="Default"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urina Faso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 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gland(Great Britain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, Islamic Republic of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o People`s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0348" calcext:value-type="float">
            <text:p>10348</text:p>
          </table:table-cell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Moldova, Republic of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mbi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acedonia, the Former Yugoslav Republic of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pua <text:s text:c="3"/>new <text:s text:c="3"/>Guine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ngo, the Democratic Republic of th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RÃ©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aint Vincent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10231" calcext:value-type="float">
            <text:p>10231</text:p>
          </table:table-cell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Serbia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351" calcext:value-type="float">
            <text:p>10351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10349" calcext:value-type="float">
            <text:p>10349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10350" calcext:value-type="float">
            <text:p>10350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rea, Democratic People's Republic of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wan, Province of China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0227" calcext:value-type="float">
            <text:p>10227</text:p>
          </table:table-cell>
          <table:table-cell table:number-columns-repeated="2"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ted States vir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ezuela, Bolivarian Republic of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</table:table>
      <table:named-expressions/>
      <table:database-ranges>
        <table:database-range table:name="__Anonymous_Sheet_DB__0" table:target-range-address="Лист1.B1:Лист1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5:16:04.965000000</meta:creation-date>
    <dc:date>2023-10-02T15:54:16.781000000</dc:date>
    <meta:editing-duration>PT38M11S</meta:editing-duration>
    <meta:editing-cycles>4</meta:editing-cycles>
    <meta:generator>LibreOffice/7.5.4.2$Windows_X86_64 LibreOffice_project/36ccfdc35048b057fd9854c757a8b67ec53977b6</meta:generator>
    <meta:document-statistic meta:table-count="1" meta:cell-count="955" meta:object-count="0"/>
  </office:meta>
</office:document-meta>
</file>